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letContext.getInitParamet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Context.remove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Context.PortletContext( javax . portlet . Portlet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Context.setAttribute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Context.log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Context.getInitParamet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Context.getMimeType( String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Context.getResourceAsStream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Context.log( String arg0 , Throwable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Context.getMinor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Context.get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Context.getResource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Context.getMajor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Context.get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Context.getServer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Context.log( Exception arg0 , String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Context.getRealPath( String 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ortletContext.getPortletContex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